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re1">
      <style:paragraph-properties fo:text-align="center" style:justify-single-word="false"/>
    </style:style>
    <style:style style:name="T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background-color="#fefefe" loext:char-shading-value="0" style:font-size-asian="24pt" style:font-size-complex="24pt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fo:background-color="#fefefe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font-style="italic" fo:background-color="#fefefe" loext:char-shading-value="0" style:font-style-asian="italic" style:font-style-complex="italic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fo:background-color="#fefefe" loext:char-shading-value="0" style:font-style-asian="normal" style:font-weight-asian="bold" style:font-style-complex="normal" style:font-weight-complex="bold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4" style:family="text">
      <style:text-properties style:use-window-font-color="true" fo:background-color="#fefefe" loext:char-shading-value="0"/>
    </style:style>
    <style:style style:name="T15" style:family="text">
      <style:text-properties fo:background-color="#fefefe" loext:char-shading-value="0"/>
    </style:style>
    <style:style style:name="T16" style:family="text">
      <style:text-properties officeooo:rsid="0002aaba"/>
    </style:style>
    <style:style style:name="T17" style:family="text">
      <style:text-properties officeooo:rsid="00033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’Enfant sans soucy, divertissant son pere Roger Bontemps et sa mère BouteÑtoutÑcuire.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Ñuniversite.site/corpus/faceties/cote_vÑcÑ050</text:p>
      <text:p text:style-name="term">source : ANONYME, L’Enfant sans soucy, divertissant son pere Roger Bontemps et sa mère BouteÑtoutÑcuire, VÑCÑ050.</text:p>
      <text:p text:style-name="term">created : 1682</text:p>
      <text:p text:style-name="term">langue : moyenÑfrançais</text:p>
      <text:p text:style-name="term">lieu : [premier lieu où se passe la narration]</text:p>
      <text:p text:style-name="term"><text:span text:style-name="T12">lieu : [deuxième lieu </text:span><text:span text:style-name="Police_20_par_20_défaut"><text:span text:style-name="T13">etc</text:span></text:span><text:span text:style-name="T12">]</text:span></text:p>
      <text:p text:style-name="term">personnage : [premier personnage, soit nom + fonction, soit nom, soit fonction (drapière, bourgeois, curé)]</text:p>
      <text:p text:style-name="term"><text:span text:style-name="T12">personnage : [deuxième personnage, </text:span><text:span text:style-name="Police_20_par_20_défaut"><text:span text:style-name="T13">etc.</text:span></text:span><text:span text:style-name="T12">]</text:span></text:p>
      <text:p text:style-name="front_5f_main"><text:span text:style-name="style_5f_uc"><text:span text:style-name="T2"><text:line-break/>l’enfant</text:span></text:span><text:span text:style-name="style_5f_uc"><text:span text:style-name="T3"><text:line-break/></text:span></text:span><text:span text:style-name="style_5f_uc"><text:span text:style-name="T2">sans</text:span></text:span><text:span text:style-name="style_5f_uc"><text:span text:style-name="T3"><text:line-break/></text:span></text:span><text:span text:style-name="style_5f_uc"><text:span text:style-name="T2">soucy</text:span></text:span><text:span text:style-name="style_5f_uc"><text:span text:style-name="T3"><text:line-break/></text:span></text:span><text:span text:style-name="T2">Divertissant son Pere</text:span><text:span text:style-name="T3"><text:line-break/></text:span><text:span text:style-name="style_5f_uc"><text:span text:style-name="T2">roger bontemps</text:span></text:span><text:span text:style-name="Police_20_par_20_défaut"><text:span text:style-name="T2">,</text:span></text:span><text:span text:style-name="Police_20_par_20_défaut"><text:span text:style-name="T3"><text:line-break/></text:span></text:span><text:span text:style-name="Police_20_par_20_défaut"><text:span text:style-name="T2">Et sa Mere</text:span></text:span><text:span text:style-name="Police_20_par_20_défaut"><text:span text:style-name="T3"><text:line-break/></text:span></text:span><text:span text:style-name="style_5f_uc"><text:span text:style-name="T1">Boute tout cuire.</text:span></text:span></text:p>
      <text:p text:style-name="Normal"><text:span text:style-name="style_5f_uc"/></text:p>
      <text:p text:style-name="figure">&lt;image<text:span text:style-name="T16">&gt;</text:span></text:p>
      <text:p text:style-name="front_5f_docImprint"><text:span text:style-name="T5"/></text:p>
      <text:p text:style-name="front_5f_docImprint"><text:span text:style-name="T4">à</text:span><text:span text:style-name="T10"> VILLE FRANCHE.<text:line-break/></text:span><text:span text:style-name="T4">Chés</text:span><text:span text:style-name="T10"> NICOLAS L’ENJOUE ; à<text:line-break/></text:span><text:span text:style-name="T4">l’Enseigne de la Vigne Fleurie, 1682.</text:span></text:p>
      <text:p text:style-name="front_5f_docImprint"/>
      <text:p text:style-name="figure">&lt;marque&gt;</text:p>
      <text:p text:style-name="Normal"/>
      <text:p text:style-name="P1">Avis<text:line-break/>au<text:line-break/>lecteur</text:p>
      <text:p text:style-name="Normal"/>
      <text:p text:style-name="p"><text:span text:style-name="_3c_pb_3e_"><text:span text:style-name="T12">[pb n=f. *2r]</text:span></text:span><text:span text:style-name="_3c_pb_3e_"><text:span text:style-name="T14"><text:line-break/></text:span></text:span><text:span text:style-name="lettrine5"><text:span text:style-name="T7">C</text:span></text:span><text:span text:style-name="style_5f_uc"><text:span text:style-name="T7">o</text:span></text:span><text:span text:style-name="T7">mme</text:span><text:span text:style-name="T6"> les ouvrages</text:span><text:span text:style-name="T8"><text:line-break/></text:span><text:span text:style-name="T6">ou pour mieux dire</text:span><text:span text:style-name="T8"><text:line-break/></text:span><text:soft-page-break/><text:span text:style-name="T6">le recueil des pieces</text:span><text:span text:style-name="T8"><text:line-break/></text:span><text:span text:style-name="T6">curieuses &amp; diver</text:span><text:span text:style-name="T9">Ñ</text:span><text:span text:style-name="T8"><text:line-break/></text:span><text:span text:style-name="T6">tissantes de feu Roger Bon</text:span><text:span text:style-name="T9">Ñ</text:span><text:span text:style-name="T8"><text:line-break/></text:span><text:span text:style-name="T6">temps ont passé pour agreables</text:span><text:span text:style-name="T8"><text:line-break/></text:span><text:span text:style-name="T6">dans l’esprit mesme des plus</text:span><text:span text:style-name="T8"><text:line-break/></text:span><text:span text:style-name="T6">melancholiques, &amp; parceque</text:span><text:span text:style-name="T8"><text:line-break/></text:span><text:span text:style-name="T6">tous les exemplaires en ont esté </text:span><text:span text:style-name="T8"><text:line-break/></text:span><text:span text:style-name="T6">vendus en fort peu de temps</text:span><text:span text:style-name="T8"><text:line-break/></text:span><text:span text:style-name="_3c_pb_3e_"><text:span text:style-name="T6">[f. *2v]</text:span></text:span><text:span text:style-name="_3c_pb_3e_"><text:span text:style-name="T8"><text:line-break/></text:span></text:span><text:span text:style-name="T6">contre l’attente mesme de l’auÑ</text:span><text:span text:style-name="T8"><text:line-break/></text:span><text:span text:style-name="T6">theur, celuy qui avoit pris la</text:span><text:span text:style-name="T8"><text:line-break/></text:span><text:span text:style-name="T6">peine de devenir le Secretaire</text:span><text:span text:style-name="T8"><text:line-break/></text:span><text:span text:style-name="T6">d’un si grand homme de joye a</text:span><text:span text:style-name="T8"><text:line-break/></text:span><text:span text:style-name="T6">creu aprés sa mort devoir reÑ</text:span><text:span text:style-name="T8"><text:line-break/></text:span><text:span text:style-name="T6">cueillir tout ce que ce sepulÑ</text:span><text:span text:style-name="T8"><text:line-break/></text:span><text:span text:style-name="T6">chre de Melancholie a dit ou</text:span><text:span text:style-name="T8"><text:line-break/></text:span><text:span text:style-name="T6">fait depuis l’impression de ce </text:span><text:span text:style-name="T8"><text:line-break/></text:span><text:span text:style-name="T6">premier ouvrage : ainsy comÑ</text:span><text:span text:style-name="T8"><text:line-break/></text:span><text:span text:style-name="T6">me il n’y a personne qui peust</text:span><text:span text:style-name="T8"><text:line-break/></text:span><text:span text:style-name="T6">mieux fournir à ces instrucÑ</text:span><text:span text:style-name="T8"><text:line-break/></text:span><text:span text:style-name="T6">tions que ses plus familliers &amp;</text:span><text:span text:style-name="T8"><text:line-break/></text:span><text:span text:style-name="T6">ses enfants je m’adressay à son</text:span><text:span text:style-name="T8"><text:line-break/></text:span><text:span text:style-name="T6">fils, lequel comme digne heriÑ</text:span><text:span text:style-name="T8"><text:line-break/></text:span><text:span text:style-name="T6">tier des qualités enjoüées de</text:span><text:span text:style-name="T8"><text:line-break/></text:span><text:span text:style-name="T6">son Pere s’offrit à me donner</text:span><text:span text:style-name="T8"><text:line-break/></text:span><text:span text:style-name="T6">les œuvres posthumes de cet</text:span><text:span text:style-name="T8"><text:line-break/></text:span><text:span text:style-name="T6">homme sans esgal, &amp; parceÑ</text:span><text:span text:style-name="T8"><text:line-break/></text:span><text:span text:style-name="T6">que je reconnuq que le fils ne</text:span><text:span text:style-name="T8"><text:line-break/></text:span><text:span text:style-name="T6">cedoit rien au Pere, je le </text:span><text:span text:style-name="T8"><text:line-break/></text:span><text:span text:style-name="T6">priay de me faire part de ses</text:span><text:span text:style-name="T8"><text:line-break/></text:span><text:span text:style-name="_3c_pb_3e_"><text:span text:style-name="T6">[f. *3r]</text:span></text:span><text:span text:style-name="_3c_pb_3e_"><text:span text:style-name="T8"><text:line-break/></text:span></text:span><text:span text:style-name="T6">thresors pour donner quelque</text:span><text:span text:style-name="T8"><text:line-break/></text:span><text:span text:style-name="T6">chose de nouveau au Monde.</text:span><text:span text:style-name="T8"><text:line-break/></text:span><text:span text:style-name="T6">Cet esprit obligeant, m’acorÑ</text:span><text:span text:style-name="T8"><text:line-break/></text:span><text:span text:style-name="T6">dant sans peine ma demande,</text:span><text:span text:style-name="T8"><text:line-break/></text:span><text:span text:style-name="T6">s’engagea dabort à me comÑ</text:span><text:span text:style-name="T8"><text:line-break/></text:span><text:span text:style-name="T6">muniquer tout ce qu’il avoit</text:span><text:span text:style-name="T8"><text:line-break/></text:span><text:span text:style-name="T6">dit ou fait pour divertir son </text:span><text:span text:style-name="T8"><text:line-break/></text:span><text:span text:style-name="T6">Bon Pere &amp; sa Chere Mere</text:span><text:span text:style-name="T8"><text:line-break/></text:span><text:span text:style-name="T6">dans les incommodités de leur</text:span><text:span text:style-name="T8"><text:line-break/></text:span><text:span text:style-name="T6">extreme Vieillesse, qui nonobÑ</text:span><text:span text:style-name="T8"><text:line-break/></text:span><text:span text:style-name="T6">stant leurs belles dispositions</text:span><text:span text:style-name="T8"><text:line-break/></text:span><text:span text:style-name="T6">à rire se trouvoient acablés</text:span><text:span text:style-name="T8"><text:line-break/></text:span><text:span text:style-name="T6">des maux qui acompagnent orÑ</text:span><text:span text:style-name="T8"><text:line-break/></text:span><text:span text:style-name="T6">dinairement une sayson si </text:span><text:span text:style-name="T8"><text:line-break/></text:span><text:span text:style-name="T6">fascheuse, &amp; cet age de douÑ</text:span><text:span text:style-name="T8"><text:line-break/></text:span><text:span text:style-name="T6">leur. </text:span><text:span text:style-name="T8"><text:line-break/></text:span><text:span text:style-name="T6">(D)Il y a à la verité dequoy</text:span><text:span text:style-name="T8"><text:line-break/></text:span><text:span text:style-name="T6">charmer les plus insuportaÑ</text:span><text:span text:style-name="T8"><text:line-break/></text:span><text:span text:style-name="T6">bles ennuis, &amp; hors d’avoir</text:span><text:span text:style-name="T8"><text:line-break/></text:span><text:span text:style-name="T6">la Mort au cul &amp; aux chausÑ</text:span><text:span text:style-name="T8"><text:line-break/></text:span><text:span text:style-name="T6">ses il faut peter de rire.</text:span><text:span text:style-name="T8"><text:line-break/></text:span><text:soft-page-break/><text:span text:style-name="_3c_pb_3e_"><text:span text:style-name="T6">[f. *3v]</text:span></text:span><text:span text:style-name="_3c_pb_3e_"><text:span text:style-name="T8"><text:line-break/></text:span></text:span><text:span text:style-name="T6">Je sçay que mille esprits</text:span><text:span text:style-name="T8"><text:line-break/></text:span><text:span text:style-name="T6">enjoüés donnent tous les jours</text:span><text:span text:style-name="T8"><text:line-break/></text:span><text:span text:style-name="T6">des ouvrages nouveaux pour</text:span><text:span text:style-name="T8"><text:line-break/></text:span><text:span text:style-name="T6">chasser l’ennuy des cœurs &amp; des</text:span><text:span text:style-name="T8"><text:line-break/></text:span><text:span text:style-name="T6">esprits &amp; j’avoüe que la maÑ</text:span><text:span text:style-name="T8"><text:line-break/></text:span><text:span text:style-name="T6">tiere aussy bien que le tour de</text:span><text:span text:style-name="T8"><text:line-break/></text:span><text:span text:style-name="T6">les escrire sont pleins d’esprit</text:span><text:span text:style-name="T8"><text:line-break/></text:span><text:span text:style-name="T6">&amp; d’agrément : toutefois</text:span><text:span text:style-name="T8"><text:line-break/></text:span><text:span text:style-name="T6">comme il y a certains esprits</text:span><text:span text:style-name="T8"><text:line-break/></text:span><text:span text:style-name="T6">dont le charactere l’emporte</text:span><text:span text:style-name="T8"><text:line-break/></text:span><text:span text:style-name="T6">sur les plus grandes estudes</text:span><text:span text:style-name="T8"><text:line-break/></text:span><text:span text:style-name="T6">lorsqu’il s’agit de divertir</text:span><text:span text:style-name="T8"><text:line-break/></text:span><text:span text:style-name="T9">celluy-cy aya</text:span><text:span text:style-name="T6">nt tiré de sa</text:span><text:span text:style-name="T8"><text:line-break/></text:span><text:span text:style-name="T6">naissance &amp; de son education</text:span><text:span text:style-name="T8"><text:line-break/></text:span><text:span text:style-name="T6">une nature riarde, facetieuÑ</text:span><text:span text:style-name="T8"><text:line-break/></text:span><text:span text:style-name="T6">se, &amp; jovialle il a fait le</text:span><text:span text:style-name="T8"><text:line-break/></text:span><text:span text:style-name="T6">choix de tout ce qu’il y aÑ</text:span><text:span text:style-name="T8"><text:line-break/></text:span><text:span text:style-name="T6">voit de plus divertissant &amp;</text:span><text:span text:style-name="T8"><text:line-break/></text:span><text:span text:style-name="T6">de plus fin pour enjoüer son</text:span><text:span text:style-name="T8"><text:line-break/></text:span><text:span text:style-name="T6">Pere &amp; sa Mere qui ne</text:span><text:span text:style-name="T8"><text:line-break/></text:span><text:span text:style-name="T6">pouvoient plus rire qu’à forÑ</text:span><text:span text:style-name="T8"><text:line-break/></text:span><text:span text:style-name="_3c_pb_3e_"><text:span text:style-name="T6">[f. *4r]</text:span></text:span><text:span text:style-name="_3c_pb_3e_"><text:span text:style-name="T8"><text:line-break/></text:span></text:span><text:span text:style-name="T6">ce de machines extraordiÑ</text:span><text:span text:style-name="T8"><text:line-break/></text:span><text:span text:style-name="T6">naires.</text:span><text:span text:style-name="T8"><text:line-break/></text:span><text:span text:style-name="T6">(D)L’on peut juger de l’imÑ</text:span><text:span text:style-name="T8"><text:line-break/></text:span><text:span text:style-name="T6">portance de l’ouvrage par la </text:span><text:span text:style-name="T8"><text:line-break/></text:span><text:span text:style-name="T6">connoissance que l’on a que les</text:span><text:span text:style-name="T8"><text:line-break/></text:span><text:span text:style-name="T6">pieces en doivent estre bien cuÑ</text:span><text:span text:style-name="T8"><text:line-break/></text:span><text:span text:style-name="T6">rieuses ; puisqu’elles sont pleu</text:span><text:span text:style-name="T8"><text:line-break/></text:span><text:span text:style-name="T6">à ceux qui ayant diverti tout</text:span><text:span text:style-name="T8"><text:line-break/></text:span><text:span text:style-name="T6">le monde sont le plus capables</text:span><text:span text:style-name="T8"><text:line-break/></text:span><text:span text:style-name="T6">de porter un juste jugement</text:span><text:span text:style-name="T8"><text:line-break/></text:span><text:span text:style-name="T6">sur une telle matiere.</text:span><text:span text:style-name="T8"><text:line-break/></text:span><text:span text:style-name="T6">(D)Prenés la peine de lire ce</text:span><text:span text:style-name="T8"><text:line-break/></text:span><text:span text:style-name="T6">qu’il vous offre par ma pluÑ</text:span><text:span text:style-name="T8"><text:line-break/></text:span><text:span text:style-name="T6">me &amp; vous verrés qu’on ne </text:span><text:span text:style-name="T8"><text:line-break/></text:span><text:span text:style-name="T6">vous vent pas un chat en poÑ</text:span><text:span text:style-name="T8"><text:line-break/></text:span><text:span text:style-name="T6">che.</text:span><text:span text:style-name="T8"><text:line-break/></text:span><text:span text:style-name="T6">(D)Je laisse à part le profit</text:span><text:span text:style-name="T8"><text:line-break/></text:span><text:span text:style-name="T6">que vous en tirerés pour vos</text:span><text:span text:style-name="T8"><text:line-break/></text:span><text:span text:style-name="T6">affaires &amp; pour vostre santé</text:span><text:span text:style-name="T8"><text:line-break/></text:span><text:span text:style-name="T6">pour vous dire que c’est un</text:span><text:span text:style-name="T8"><text:line-break/></text:span><text:span text:style-name="T6">thresor contre les chagrins de</text:span><text:span text:style-name="T8"><text:line-break/></text:span><text:span text:style-name="_3c_pb_3e_"><text:span text:style-name="T6">[f. *4v]</text:span></text:span><text:span text:style-name="_3c_pb_3e_"><text:span text:style-name="T8"><text:line-break/></text:span></text:span><text:span text:style-name="T6">la vie, la tristesse &amp; la mort.</text:span><text:span text:style-name="T8"><text:line-break/></text:span><text:span text:style-name="T6">Profités en à loysir &amp; c’est</text:span><text:span text:style-name="T8"><text:line-break/></text:span><text:span text:style-name="T6">tout ce que je souhaite de mon</text:span><text:span text:style-name="T8"><text:line-break/></text:span><text:span text:style-name="T6">travail &amp; de la peine que j’ay</text:span><text:span text:style-name="T8"><text:line-break/></text:span><text:span text:style-name="T6">eu à faire de si agreables ColÑ</text:span><text:span text:style-name="T8"><text:line-break/></text:span><text:span text:style-name="T6">lections. (D)A Die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ont_5f_main" style:display-name="front_main" style:family="paragraph" style:parent-style-name="Text_20_body">
      <loext:graphic-properties draw:fill="none" draw:fill-color="#cfe7f5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figure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 style:border-line-width-left="0.026cm 0.026cm 0.002cm" fo:padding="0.101cm" fo:border-left="1.56pt double #813709" fo:border-right="none" fo:border-top="none" fo:border-bottom="none"/>
      <style:text-properties style:use-window-font-color="true" fo:font-weight="bold" fo:hyphenate="false" fo:hyphenation-remain-char-count="2" fo:hyphenation-push-char-count="2"/>
    </style:style>
    <style:style style:name="front_5f_docImprint" style:display-name="front_docImprint" style:family="paragraph" style:parent-style-name="Text_20_body">
      <style:paragraph-properties fo:text-align="center" style:justify-single-word="false"/>
    </style:style>
    <style:style style:name="titre1" style:family="paragraph" style:parent-style-name="Heading_20_2" style:default-outline-level="" style:list-style-name="">
      <style:paragraph-properties fo:padding="0.049cm" fo:border="none"/>
      <style:text-properties fo:color="#ff0000" fo:font-weight="bold"/>
    </style:style>
    <style:style style:name="front_5f_epigraph" style:display-name="front_epigraph" style:family="paragraph" style:parent-style-name="p">
      <style:paragraph-properties fo:text-align="center" style:justify-single-word="false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cul_5f_de_5f_lampe" style:display-name="cul_de_lampe" style:family="text"/>
    <style:style style:name="style_5f_uc" style:display-name="style_uc" style:family="text">
      <style:text-properties fo:text-transform="uppercase" fo:background-color="#00a933"/>
    </style:style>
    <style:style style:name="lettrine5" style:family="text">
      <style:text-properties style:use-window-font-color="true" fo:font-weight="bold" fo:background-color="#ffffff"/>
    </style:style>
    <style:style style:name="style_5f_sc" style:display-name="style_sc" style:family="text">
      <style:text-properties fo:font-variant="small-caps" fo:background-color="#99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0:39:31.62</meta:creation-date>
    <dc:date>2019-06-21T12:32:45.068000000</dc:date>
    <meta:editing-duration>PT2H11M26S</meta:editing-duration>
    <meta:editing-cycles>21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18" meta:word-count="654" meta:character-count="3687" meta:non-whitespace-character-count="3042"/>
  </office:meta>
</office:document-meta>
</file>